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ffffff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start" fo:margin-left="0cm"/>
      <style:text-properties style:use-window-font-color="true"/>
    </style:style>
    <style:style style:name="ce15" style:family="table-cell" style:parent-style-name="Default">
      <style:table-cell-properties style:vertical-align="top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dotted #000000" fo:border-left="none" fo:border-right="none" fo:border-top="none"/>
      <style:text-properties style:use-window-font-color="true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3" table:default-cell-style-name="ce8"/>
        <table:table-column table:style-name="co4" table:number-columns-repeated="2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default-cell-style-name="ce12"/>
        <table:table-column table:style-name="co7" table:number-columns-repeated="1011" table:default-cell-style-name="ce12"/>
        <table:table-row table:style-name="ro1">
          <table:table-cell table:style-name="ce5" office:value-type="string" calcext:value-type="string">
            <text:p>Départ 00:35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5" office:value-type="string" calcext:value-type="string">
            <text:p>Durée</text:p>
          </table:table-cell>
          <table:table-cell table:style-name="Default"/>
          <table:table-cell table:style-name="ce10" table:number-columns-repeated="1015"/>
        </table:table-row>
        <table:table-row table:style-name="ro1">
          <table:table-cell office:value-type="string" calcext:value-type="string">
            <text:p>Arrivée 23:51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23h16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3])" office:value-type="string" office:string-value="23h16" calcext:value-type="string">
            <text:p>23h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0: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14:15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3h34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7])" office:value-type="string" office:string-value="13h34" calcext:value-type="string">
            <text:p>13h34</text:p>
          </table:table-cell>
          <table:table-cell table:number-columns-repeated="1011"/>
        </table:table-row>
        <table:table-row table:style-name="ro1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Départ 15: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14:41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23h37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11])" office:value-type="string" office:string-value="23h37" calcext:value-type="string">
            <text:p>23h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4: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20:52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6h37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15])" office:value-type="string" office:string-value="16h37" calcext:value-type="string">
            <text:p>16h37</text:p>
          </table:table-cell>
          <table:table-cell table:style-name="ce10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0: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01:42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5h07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19])" office:value-type="string" office:string-value="15h07" calcext:value-type="string">
            <text:p>15h0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2: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00:04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style-name="ce10" table:number-columns-repeated="1011"/>
        </table:table-row>
        <table:table-row table:style-name="ro1">
          <table:table-cell table:style-name="ce7" office:value-type="string" calcext:value-type="string">
            <text:p>11h34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23])" office:value-type="string" office:string-value="11h34" calcext:value-type="string">
            <text:p>11h3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09: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12:36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2h59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27])" office:value-type="string" office:string-value="2h59" calcext:value-type="string">
            <text:p>2h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1:12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1017"/>
        </table:table-row>
        <table:table-row table:style-name="ro1">
          <table:table-cell office:value-type="string" calcext:value-type="string">
            <text:p>Arrivée 17:06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5h54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31])" office:value-type="string" office:string-value="5h54" calcext:value-type="string">
            <text:p>5h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épart 14: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ée 23:42</text:p>
          </table:table-cell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4"/>
          <table:table-cell table:style-name="ce16" table:number-columns-repeated="2"/>
          <table:table-cell office:value-type="string" calcext:value-type="string">
            <text:p>h</text:p>
          </table:table-cell>
          <table:table-cell table:style-name="ce16" table:number-columns-repeated="2"/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8h51</text:p>
          </table:table-cell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6" table:formula="of:=IF([.$A$36]=&quot;NO&quot;;&quot;&quot;;[.A35])" office:value-type="string" office:string-value="8h51" calcext:value-type="string">
            <text:p>8h5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042cm" fo:margin-bottom="0.145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08:28:10.779851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2T08:30:16.925533920</dc:date>
    <meta:editing-duration>PT30M3S</meta:editing-duration>
    <meta:editing-cycles>5</meta:editing-cycles>
    <meta:generator>LibreOffice/6.4.7.2$Linux_X86_64 LibreOffice_project/40$Build-2</meta:generator>
    <meta:print-date>2022-03-02T08:30:08.159321896</meta:print-date>
    <meta:document-statistic meta:table-count="1" meta:cell-count="56" meta:object-count="0"/>
  </office:meta>
</office:document-meta>
</file>